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1c1c1c" draw:textarea-horizontal-align="justify" draw:textarea-vertical-align="middle" draw:auto-grow-height="false" fo:min-height="2.29cm" fo:min-width="4.232cm" loext:decorative="false"/>
      <style:paragraph-properties style:writing-mode="lr-tb"/>
    </style:style>
    <style:style style:name="gr2" style:family="graphic" style:parent-style-name="standard">
      <style:graphic-properties draw:fill="solid" draw:fill-color="#1c1c1c" draw:textarea-horizontal-align="justify" draw:textarea-vertical-align="middle" draw:auto-grow-height="false" fo:min-height="1.995cm" fo:min-width="1.948c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solid" draw:fill-color="#1c1c1c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solid" draw:fill-color="#1c1c1c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732cm" svg:height="2.54cm" svg:x="11.634cm" svg:y="1.905cm">
          <text:p text:style-name="P1"><text:span text:style-name="T1">npackag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3.462cm" svg:height="3.175cm" svg:x="12.269cm" svg:y="6.915cm">
          <text:p text:style-name="P3"><text:span text:style-name="T2">… ASSET 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3.462cm" svg:height="3.175cm" svg:x="15.875cm" svg:y="6.915cm">
          <text:p text:style-name="P3"><text:span text:style-name="T2">ASSET N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3.462cm" svg:height="3.175cm" svg:x="8.603cm" svg:y="6.915cm">
          <text:p text:style-name="P3"><text:span text:style-name="T2">ASSET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4cm" svg:y1="4.445cm" svg:x2="11.558cm" svg:y2="7.38cm" draw:start-shape="id1" draw:start-glue-point="2" draw:end-shape="id2" draw:end-glue-point="11" svg:d="M14000 4445l-2442 2935" svg:viewBox="0 0 2443 2936">
          <text:p/>
        </draw:connector>
        <draw:connector draw:style-name="gr4" draw:text-style-name="P5" draw:layer="layout" draw:type="line" svg:x1="14cm" svg:y1="4.445cm" svg:x2="14cm" svg:y2="6.915cm" draw:start-shape="id1" draw:start-glue-point="2" draw:end-shape="id3" draw:end-glue-point="4" svg:d="M14000 4445v2470" svg:viewBox="0 0 1 2471">
          <text:p/>
        </draw:connector>
        <draw:connector draw:style-name="gr5" draw:text-style-name="P5" draw:layer="layout" draw:type="line" svg:x1="14cm" svg:y1="4.445cm" svg:x2="16.382cm" svg:y2="7.38cm" draw:start-shape="id1" draw:start-glue-point="2" draw:end-shape="id4" draw:end-glue-point="5" svg:d="M14000 4445l2382 2935" svg:viewBox="0 0 2383 2936">
          <text:p/>
        </draw:connector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09T01:52:16.340127000</meta:creation-date>
    <dc:date>2026-02-09T01:56:52.144509600</dc:date>
    <meta:editing-duration>PT4M35S</meta:editing-duration>
    <meta:editing-cycles>2</meta:editing-cycles>
    <meta:generator>LibreOffice/25.8.4.2$Windows_X86_64 LibreOffice_project/290daaa01b999472f0c7a3890eb6a550fd74c6df</meta:generator>
    <meta:document-statistic meta:object-count="30"/>
  </office:meta>
</office:document-meta>
</file>